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30000013C7BF66EC00C5E841B.png" manifest:media-type="image/png"/>
  <manifest:file-entry manifest:full-path="Pictures/1000000000000231000000439D6620935C6B7A22.png" manifest:media-type="image/png"/>
  <manifest:file-entry manifest:full-path="Pictures/1000000000000230000000897FAA4C58C49B63FE.png" manifest:media-type="image/png"/>
  <manifest:file-entry manifest:full-path="Pictures/100000000000022F000000F16C14E383C97F20A5.png" manifest:media-type="image/png"/>
  <manifest:file-entry manifest:full-path="Pictures/1000000000000230000000D905D12A5491B23850.png" manifest:media-type="image/png"/>
  <manifest:file-entry manifest:full-path="Pictures/100000000000023000000139EE935319FA196A01.png" manifest:media-type="image/png"/>
  <manifest:file-entry manifest:full-path="Pictures/100000000000022F0000010999DAFBC2EE02D7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0646" officeooo:paragraph-rsid="000506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Изображение5" text:anchor-type="char" svg:x="1.062cm" svg:y="18.493cm" svg:width="14.894cm" svg:height="8.359cm" draw:z-index="4"><draw:image xlink:href="Pictures/10000000000002330000013C7BF66EC00C5E841B.png" xlink:type="simple" xlink:show="embed" xlink:actuate="onLoad" draw:mime-type="image/png"/></draw:frame><draw:frame draw:style-name="fr1" draw:name="Изображение4" text:anchor-type="char" svg:x="1.115cm" svg:y="16.722cm" svg:width="14.841cm" svg:height="1.773cm" draw:z-index="3"><draw:image xlink:href="Pictures/1000000000000231000000439D6620935C6B7A22.png" xlink:type="simple" xlink:show="embed" xlink:actuate="onLoad" draw:mime-type="image/png"/></draw:frame><draw:frame draw:style-name="fr1" draw:name="Изображение3" text:anchor-type="char" svg:x="1.094cm" svg:y="12.245cm" svg:width="14.815cm" svg:height="3.625cm" draw:z-index="2"><draw:image xlink:href="Pictures/1000000000000230000000897FAA4C58C49B63FE.png" xlink:type="simple" xlink:show="embed" xlink:actuate="onLoad" draw:mime-type="image/png"/></draw:frame><draw:frame draw:style-name="fr1" draw:name="Изображение2" text:anchor-type="char" svg:x="1.106cm" svg:y="6.036cm" svg:width="14.788cm" svg:height="6.715cm" draw:z-index="1"><draw:image xlink:href="Pictures/100000000000022F000000F16C14E383C97F20A5.png" xlink:type="simple" xlink:show="embed" xlink:actuate="onLoad" draw:mime-type="image/png"/></draw:frame><draw:frame draw:style-name="fr2" draw:name="Изображение1" text:anchor-type="char" svg:width="14.815cm" svg:height="5.741cm" draw:z-index="0"><draw:image xlink:href="Pictures/1000000000000230000000D905D12A5491B23850.png" xlink:type="simple" xlink:show="embed" xlink:actuate="onLoad" draw:mime-type="image/png"/></draw:frame><draw:frame draw:style-name="fr1" draw:name="Изображение6" text:anchor-type="char" svg:x="1.094cm" svg:y="27.003cm" svg:width="14.815cm" svg:height="8.28cm" draw:z-index="5"><draw:image xlink:href="Pictures/100000000000023000000139EE935319FA196A01.png" xlink:type="simple" xlink:show="embed" xlink:actuate="onLoad" draw:mime-type="image/png"/></draw:frame><draw:frame draw:style-name="fr1" draw:name="Изображение7" text:anchor-type="char" svg:x="1.106cm" svg:y="35.338cm" svg:width="14.788cm" svg:height="7.011cm" draw:z-index="6"><draw:image xlink:href="Pictures/100000000000022F0000010999DAFBC2EE02D7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0.699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3:07:59.322000000</meta:creation-date>
    <dc:date>2024-01-27T13:15:15.517000000</dc:date>
    <meta:editing-duration>PT7M16S</meta:editing-duration>
    <meta:editing-cycles>1</meta:editing-cycles>
    <meta:document-statistic meta:table-count="0" meta:image-count="7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